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1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5cm" svg:y1="1.3cm" svg:x2="11.5cm" svg:y2="10.5cm">
          <text:p/>
        </draw:line>
        <draw:line draw:style-name="gr4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1.709cm" svg:height="0.683cm" svg:x="13.446cm" svg:y="1.019cm">
          <draw:text-box>
            <text:p text:style-name="P2"><text:span text:style-name="T1">GitHub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14cm" svg:y1="4.598cm" svg:x2="14.9cm" svg:y2="4.598cm">
          <text:p/>
        </draw:line>
        <draw:line draw:style-name="gr3" draw:text-style-name="P2" draw:layer="layout" svg:x1="14cm" svg:y1="4.898cm" svg:x2="14.9cm" svg:y2="4.898cm">
          <text:p/>
        </draw:line>
        <draw:line draw:style-name="gr3" draw:text-style-name="P2" draw:layer="layout" svg:x1="14cm" svg:y1="5.198cm" svg:x2="14.9cm" svg:y2="5.198cm">
          <text:p/>
        </draw:lin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8.1cm" svg:y1="4.597cm" svg:x2="9cm" svg:y2="4.597cm">
          <text:p/>
        </draw:line>
        <draw:line draw:style-name="gr3" draw:text-style-name="P2" draw:layer="layout" svg:x1="8.1cm" svg:y1="4.897cm" svg:x2="9cm" svg:y2="4.897cm">
          <text:p/>
        </draw:line>
        <draw:line draw:style-name="gr3" draw:text-style-name="P2" draw:layer="layout" svg:x1="8.1cm" svg:y1="5.197cm" svg:x2="9cm" svg:y2="5.197cm">
          <text:p/>
        </draw:line>
        <draw:custom-shape draw:style-name="gr1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3" draw:text-style-name="P2" draw:layer="layout" svg:x1="8.1cm" svg:y1="7.898cm" svg:x2="9cm" svg:y2="7.898cm">
          <text:p/>
        </draw:line>
        <draw:line draw:style-name="gr3" draw:text-style-name="P2" draw:layer="layout" svg:x1="8.1cm" svg:y1="8.198cm" svg:x2="9cm" svg:y2="8.198cm">
          <text:p/>
        </draw:line>
        <draw:line draw:style-name="gr3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3" draw:text-style-name="P2" draw:layer="layout" svg:x1="14.001cm" svg:y1="7.899cm" svg:x2="14.901cm" svg:y2="7.899cm">
          <text:p/>
        </draw:line>
        <draw:line draw:style-name="gr3" draw:text-style-name="P2" draw:layer="layout" svg:x1="14.001cm" svg:y1="8.199cm" svg:x2="14.901cm" svg:y2="8.199cm">
          <text:p/>
        </draw:line>
        <draw:line draw:style-name="gr3" draw:text-style-name="P2" draw:layer="layout" svg:x1="14.001cm" svg:y1="8.499cm" svg:x2="14.901cm" svg:y2="8.499cm">
          <text:p/>
        </draw:line>
        <draw:custom-shape draw:style-name="gr5" draw:text-style-name="P2" draw:layer="layout" svg:width="2cm" svg:height="1.1cm" svg:x="10.4cm" svg:y="6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04T05:59:59</dc:date>
    <meta:editing-duration>PT27M25S</meta:editing-duration>
    <meta:editing-cycles>7</meta:editing-cycles>
    <meta:generator>LibreOffice/4.0.4.2$MacOSX_x86 LibreOffice_project/9e9821abd0ffdbc09cd8c52eaa574fa09eb08f2</meta:generator>
    <meta:document-statistic meta:object-count="33"/>
  </office:meta>
</office:document-meta>
</file>